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style>
    <style:style style:name="P3" style:family="paragraph" style:parent-style-name="Text_20_body">
      <style:text-properties style:font-name="Courier New"/>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41930702" text:style-name="L1">
        <text:list-item>
          <text:p text:style-name="P1">Introduction</text:p>
          <text:list>
            <text:list-item>
              <text:p text:style-name="P1">Cutting-edge web applications</text:p>
            </text:list-item>
            <text:list-item>
              <text:p text:style-name="P1">Existing frameworks and languages</text:p>
            </text:list-item>
            <text:list-item>
              <text:p text:style-name="P1">Web and REST</text:p>
            </text:list-item>
            <text:list-item>
              <text:p text:style-name="P1">Report Aims</text:p>
            </text:list-item>
          </text:list>
        </text:list-item>
        <text:list-item>
          <text:p text:style-name="P1">Comparing environments</text:p>
          <text:list>
            <text:list-item>
              <text:p text:style-name="P1">Requests handling</text:p>
              <text:list>
                <text:list-item>
                  <text:p text:style-name="P1">MVC</text:p>
                </text:list-item>
              </text:list>
            </text:list-item>
            <text:list-item>
              <text:p text:style-name="P1">Type systems and implication</text:p>
            </text:list-item>
            <text:list-item>
              <text:p text:style-name="P1">Forms</text:p>
            </text:list-item>
            <text:list-item>
              <text:p text:style-name="P1">Missing features of Links</text:p>
            </text:list-item>
          </text:list>
        </text:list-item>
        <text:list-item>
          <text:p text:style-name="P1">REST</text:p>
          <text:list>
            <text:list-item>
              <text:p text:style-name="P1">What is REST</text:p>
            </text:list-item>
            <text:list-item>
              <text:p text:style-name="P1">URL structures</text:p>
            </text:list-item>
            <text:list-item>
              <text:p text:style-name="P1">State-fullness of Links</text:p>
              <text:list>
                <text:list-item>
                  <text:p text:style-name="P1">Continuous requests (global state)</text:p>
                </text:list-item>
              </text:list>
            </text:list-item>
            <text:list-item>
              <text:p text:style-name="P1">Improving Links</text:p>
              <text:list>
                <text:list-item>
                  <text:p text:style-name="P1">URL generation</text:p>
                </text:list-item>
                <text:list-item>
                  <text:p text:style-name="P1">State control</text:p>
                </text:list-item>
              </text:list>
            </text:list-item>
          </text:list>
        </text:list-item>
        <text:list-item>
          <text:p text:style-name="P1">Databases</text:p>
          <text:list>
            <text:list-item>
              <text:p text:style-name="P1">Databases in Links</text:p>
            </text:list-item>
            <text:list-item>
              <text:p text:style-name="P1">Handling databases in modern frameworks </text:p>
              <text:list>
                <text:list-item>
                  <text:p text:style-name="P1">Ruby</text:p>
                </text:list-item>
                <text:list-item>
                  <text:p text:style-name="P1">PHP</text:p>
                </text:list-item>
              </text:list>
            </text:list-item>
            <text:list-item>
              <text:p text:style-name="P1">Shortcomings of ORMs</text:p>
            </text:list-item>
            <text:list-item>
              <text:p text:style-name="P1">Shortcomings of Links</text:p>
            </text:list-item>
            <text:list-item>
              <text:p text:style-name="P1">Slow-SQL generation</text:p>
            </text:list-item>
            <text:list-item>
              <text:p text:style-name="P1">No-SQL databases</text:p>
            </text:list-item>
            <text:list-item>
              <text:p text:style-name="P1">Links improvements</text:p>
            </text:list-item>
          </text:list>
        </text:list-item>
        <text:list-item>
          <text:p text:style-name="P1">Templating</text:p>
          <text:list>
            <text:list-item>
              <text:p text:style-name="P1">How templating is used for web applications</text:p>
            </text:list-item>
            <text:list-item>
              <text:p text:style-name="P1">Basic layouts</text:p>
            </text:list-item>
            <text:list-item>
              <text:p text:style-name="P1">Widgets</text:p>
            </text:list-item>
            <text:list-item>
              <text:p text:style-name="P1">Implementing in Links</text:p>
            </text:list-item>
            <text:list-item>
              <text:p text:style-name="P1">Templating frameworks in modern frameworks</text:p>
              <text:list>
                <text:list-item>
                  <text:p text:style-name="P1">Inheritance</text:p>
                </text:list-item>
                <text:list-item>
                  <text:p text:style-name="P1">Helpers</text:p>
                </text:list-item>
                <text:list-item>
                  <text:p text:style-name="P1">..</text:p>
                </text:list-item>
                <text:list-item>
                  <text:p text:style-name="P1">Implementation in Links</text:p>
                </text:list-item>
              </text:list>
            </text:list-item>
          </text:list>
        </text:list-item>
        <text:list-item>
          <text:p text:style-name="P1">Deployment</text:p>
          <text:list>
            <text:list-item>
              <text:p text:style-name="P1">Local env setup </text:p>
            </text:list-item>
            <text:list-item>
              <text:p text:style-name="P1">How applications are deployed</text:p>
              <text:list>
                <text:list-item>
                  <text:p text:style-name="P1">PHP</text:p>
                </text:list-item>
                <text:list-item>
                  <text:p text:style-name="P1">Ruby</text:p>
                </text:list-item>
              </text:list>
            </text:list-item>
            <text:list-item>
              <text:p text:style-name="P1">Deploying Links applications</text:p>
            </text:list-item>
            <text:list-item>
              <text:p text:style-name="P1">Improving deployment</text:p>
            </text:list-item>
          </text:list>
        </text:list-item>
      </text:list>
      <text:p text:style-name="P2"/>
      <text:h text:style-name="Heading_20_1" text:outline-level="1">Databases</text:h>
      <text:p text:style-name="Text_20_body">It's very unusual for a modern web application to be running without a database – unless they work as computation APIs, with which you can query for a specific result which is then computed on-a-fly, web applications read data from a certain data-store and represent that in a human, or machine, readable way.</text:p>
      <text:h text:style-name="Heading_20_2" text:outline-level="2">Databases in Links</text:h>
      <text:p text:style-name="Text_20_body">Databases functionality is one of the core features of Links language. It is implemented and uses language-level constructs to define databases and tables. For example to define a blog database and posts' table, one would use code like this:</text:p>
      <text:p text:style-name="P3">var db = database "blog";</text:p>
      <text:p text:style-name="P3"></text:p>
      <text:p text:style-name="P3">var posts = table "posts" with (</text:p>
      <text:p text:style-name="P3"><text:s text:c="4"/>id: Int,</text:p>
      <text:p text:style-name="P3"><text:s text:c="4"/>title: String,</text:p>
      <text:p text:style-name="P3"><text:s text:c="4"/>summary: String,</text:p>
      <text:p text:style-name="P3"><text:s text:c="4"/>text: String</text:p>
      <text:p text:style-name="P3">) from db;</text:p>
      <text:p text:style-name="Text_20_body"/>
      <text:p text:style-name="Text_20_body">a</text:p>
      <text:h text:style-name="Heading_20_2" text:outline-level="2">Handling databases in modern frameworks </text:h>
      <text:p text:style-name="Text_20_body">a</text:p>
      <text:h text:style-name="Heading_20_3" text:outline-level="3">Ruby</text:h>
      <text:p text:style-name="Text_20_body">a</text:p>
      <text:h text:style-name="Heading_20_3" text:outline-level="3">PHP</text:h>
      <text:p text:style-name="Text_20_body">a</text:p>
      <text:h text:style-name="Heading_20_2" text:outline-level="2">Shortcomings of ORMs</text:h>
      <text:p text:style-name="Text_20_body">a</text:p>
      <text:h text:style-name="Heading_20_2" text:outline-level="2">Shortcomings of Links</text:h>
      <text:p text:style-name="Text_20_body">Even though databases and tables are defined in an abstract way, which looks really similar to how ORMs would define them, however it's only a one-way definition. Thus meaning that data can be read from a database and mapped to language types, but those definitions cannot be used to manage the database structure itself. This is something which makes it more likely to be prone to errors when a certain database is out of sync with the application definitions for it. Developer is hence required to make sure that every time he changes the database or application, he updates the other <text:soft-page-break/>one. Theoretically this is not a big problem, however practically, with development team bigger than one developer and with multiple servers being used for development and production, it can become tricky to manage this. </text:p>
      <text:h text:style-name="Heading_20_2" text:outline-level="2">Slow-SQL generation</text:h>
      <text:p text:style-name="Text_20_body">a</text:p>
      <text:h text:style-name="Heading_20_2" text:outline-level="2">No-SQL databases</text:h>
      <text:p text:style-name="Text_20_body">a</text:p>
      <text:h text:style-name="Heading_20_2" text:outline-level="2">Links improvements</text:h>
      <text:p text:style-name="Text_20_body">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ozas </meta:initial-creator>
    <meta:creation-date>2012-03-28T16:03:34</meta:creation-date>
    <dc:date>2012-04-01T21:11:48</dc:date>
    <dc:creator>Juozas </dc:creator>
    <meta:editing-duration>PT1H14M13S</meta:editing-duration>
    <meta:editing-cycles>3</meta:editing-cycles>
    <meta:generator>LibreOffice/3.3$Unix LibreOffice_project/330m19$Build-202</meta:generator>
    <meta:document-statistic meta:table-count="0" meta:image-count="0" meta:object-count="0" meta:page-count="3" meta:paragraph-count="75" meta:word-count="436" meta:character-count="2549"/>
  </office:meta>
</office:document-meta>
</file>